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441fa4" officeooo:paragraph-rsid="00441fa4"/>
    </style:style>
    <style:style style:name="P2" style:family="paragraph" style:parent-style-name="Standard">
      <style:text-properties officeooo:rsid="0045cf2e" officeooo:paragraph-rsid="0045cf2e"/>
    </style:style>
    <style:style style:name="P3" style:family="paragraph" style:parent-style-name="Standard">
      <style:text-properties officeooo:paragraph-rsid="00496b3b"/>
    </style:style>
    <style:style style:name="P4" style:family="paragraph" style:parent-style-name="Standard">
      <style:text-properties officeooo:paragraph-rsid="0049e860"/>
    </style:style>
    <style:style style:name="P5" style:family="paragraph" style:parent-style-name="Standard">
      <style:text-properties officeooo:rsid="004b8509" officeooo:paragraph-rsid="004b8509"/>
    </style:style>
    <style:style style:name="P6" style:family="paragraph" style:parent-style-name="Standard">
      <style:text-properties officeooo:rsid="004d60c7" officeooo:paragraph-rsid="004d60c7"/>
    </style:style>
    <style:style style:name="P7" style:family="paragraph" style:parent-style-name="Standard">
      <style:text-properties officeooo:rsid="004da830" officeooo:paragraph-rsid="004da830"/>
    </style:style>
    <style:style style:name="P8" style:family="paragraph" style:parent-style-name="Standard">
      <style:text-properties officeooo:rsid="004f1354" officeooo:paragraph-rsid="004f1354"/>
    </style:style>
    <style:style style:name="P9" style:family="paragraph" style:parent-style-name="Standard">
      <style:text-properties officeooo:paragraph-rsid="00511301"/>
    </style:style>
    <style:style style:name="T1" style:family="text">
      <style:text-properties officeooo:rsid="004296ad"/>
    </style:style>
    <style:style style:name="T2" style:family="text">
      <style:text-properties officeooo:rsid="00441fa4"/>
    </style:style>
    <style:style style:name="T3" style:family="text">
      <style:text-properties officeooo:rsid="0045cf2e"/>
    </style:style>
    <style:style style:name="T4" style:family="text">
      <style:text-properties officeooo:rsid="0045f753"/>
    </style:style>
    <style:style style:name="T5" style:family="text">
      <style:text-properties officeooo:rsid="004640e9"/>
    </style:style>
    <style:style style:name="T6" style:family="text">
      <style:text-properties officeooo:rsid="00486bdf"/>
    </style:style>
    <style:style style:name="T7" style:family="text">
      <style:text-properties officeooo:rsid="00496b3b"/>
    </style:style>
    <style:style style:name="T8" style:family="text">
      <style:text-properties officeooo:rsid="0049e860"/>
    </style:style>
    <style:style style:name="T9" style:family="text">
      <style:text-properties officeooo:rsid="004f1354"/>
    </style:style>
    <style:style style:name="T10" style:family="text">
      <style:text-properties officeooo:rsid="0050380f"/>
    </style:style>
    <style:style style:name="T11" style:family="text">
      <style:text-properties officeooo:rsid="00511301"/>
    </style:style>
    <style:style style:name="T12" style:family="text">
      <style:text-properties officeooo:rsid="0051e3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Autor: Nils Dralle</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Dabei wird der agile Softwareentwicklungsprozess unterstützt. Continuous Software Engineering ist interdisziplinär und bezieht im Gegensatz zu reinen agilen Softwareentwicklungsmodellen mehr als die reine Softwareentwicklung mit ein.</text:p>
      <text:p text:style-name="Standard">Continuous Software Engineering lässt sich grob in folgende Teilbereiche einteilen:</text:p>
      <text:p text:style-name="Standard"/>
      <text:p text:style-name="Standard">* Continuous Integration</text:p>
      <text:p text:style-name="Standard">* Continuous Delivery</text:p>
      <text:p text:style-name="Standard">* Continuous Testing</text:p>
      <text:p text:style-name="Standard">* Continuous Deployment</text:p>
      <text:p text:style-name="Standard"/>
      <text:p text:style-name="Standard">Diese Teilbereiche sind unscharf, d.h. sie können sich überschneiden oder zusammengefasst werde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text:soft-page-break/>#### Artefakte</text:p>
      <text:p text:style-name="Standard"/>
      <text:p text:style-name="Standard">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n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k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Warum?</text:p>
      <text:p text:style-name="Standard"/>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text:soft-page-break/>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e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text:soft-page-break/>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nicht funktionale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Standard">## Continuous Testing</text:p>
      <text:p text:style-name="Standard"/>
      <text:p text:style-name="Standard">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Standard">Beim Continuous Testing testet das Testteam kontinuierlich den neuesten lauffähigen Stand der Software und gibt gefundene Fehler und sonstiges Feedback zeitnah an das Entwicklungsteam weiter. Anders als bei traditionellen manuellen Testmethoden wird davon ausgegangen, dass die getestete Software sich mit der Zeit verändert.</text:p>
      <text:p text:style-name="Standard"/>
      <text:p text:style-name="Standard">## Continuous Deployment</text:p>
      <text:p text:style-name="Standard"/>
      <text:p text:style-name="Standard">Continuous Deployment ist eine Alternative zur Continuous Delivery, die zwar schneller, aber auch risikoreicher sein kann. Beim Continuous Deployment wird die Continuous Delivery Pipeline nicht sequentiell durchlaufen, sondern die Software nach minimalen Tests beim Endkunden deployt.</text:p>
      <text:p text:style-name="Standard">Bei diesem Vorgehen bekommt der Kunde sehr schnell die neueste Version und der Entwickler bekommt sehr schnell Feedback zur neuen Version vom Kunden, aber das Risiko, dass Fehler in der Produktion landen, ist sehr hoch.</text:p>
      <text:p text:style-name="Standard"><text:s text:c="2"/></text:p>
      <text:p text:style-name="Standard"/>
      <text:p text:style-name="Standard">### DevOps</text:p>
      <text:p text:style-name="Standard"/>
      <text:p text:style-name="Standard">![DevOps](./media/738x415_f5f5f5.jpg "DevOps")</text:p>
      <text:p text:style-name="Standard"/>
      <text:p text:style-name="Standard">Abbildung 2 - DevOps cycle(Quelle: &lt;a&gt;[[PIEN18]](#ref_pien18)&lt;/a&gt;)</text:p>
      <text:p text:style-name="Standard"/>
      <text:p text:style-name="Standard">##### Definition</text:p>
      <text:p text:style-name="Standard"/>
      <text:p text:style-name="Standard">DevOps 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Es geht darum, die am besten funktionierenden Prozesse für das Unternehmen zu finden. Anders als <text:soft-page-break/>Continuous Software Engineering konzentriert sich DevOps dabei eher auf dies Buisness Architektur des Unternehmens.</text:p>
      <text:p text:style-name="Standard">DevOps ist Unternehmenskultur, keine Werkzeug zum lösen eines konkreten Problems.</text:p>
      <text:p text:style-name="Standard"/>
      <text:p text:style-name="Standard">##### Entwicklung/IT-Operations</text:p>
      <text:p text:style-name="Standard"/>
      <text:p text:style-name="P9">![DevOps<text:span text:style-name="T11"> Fancy</text:span>](./media/<text:span text:style-name="T11">fancy_devops.png</text:span> "DevOps<text:span text:style-name="T11"> Fancy</text:span>")</text:p>
      <text:p text:style-name="P9"/>
      <text:p text:style-name="P9">Abbildung <text:span text:style-name="T11">3</text:span> - DevOps <text:span text:style-name="T11">als Folge von IT und IT-Operations betreffenden Prozessen </text:span>(Quelle: &lt;a&gt;[[<text:span text:style-name="T11">ROOD16</text:span>]](#ref_<text:span text:style-name="T11">rood16</text:span>)&lt;/a&gt;)</text:p>
      <text:p text:style-name="P9"/>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Standard">#### DevSecOps</text:p>
      <text:p text:style-name="Standard"/>
      <text:p text:style-name="Standard">Der Bereich Sicherheit, insbesondere die IT-Sicherheit, spielt bei DevOps eine große Rolle. Viele Softwarelösungen werden heutzutage in der Cloud verwendet, stehen also im Internet. Sicherheitslücken müssen dann schnell erkannt un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Verwendung geeigneter Werkzeuge bei DevOps wichtig, mit Betonung auf geeignet. Wenn ein Werkzeug für Unruhe oder Streit innerhalb eines Teams führt, ist es eventuell nicht geeignet.</text:p>
      <text:p text:style-name="Standard"/>
      <text:p text:style-name="P9">###<text:span text:style-name="T11">#</text:span> Lean</text:p>
      <text:p text:style-name="P9"/>
      <text:p text:style-name="P9">Ein Grundgedanke bei Continuous Delivery ist "Lean". Jede Änderung, für die der Kunde nicht zahlt, entspricht verschwendeten Entwicklerressourcen. Eine Änderung, die der Kunde nicht hat, <text:soft-page-break/>wird vom Kunden nicht bezahlt. Continuous Delivery hilft dabei, Änderungen möglichst schnell an den Kunden auszuliefern.</text:p>
      <text:p text:style-name="Standard"/>
      <text:p text:style-name="Standard"/>
      <text:p text:style-name="Standard">##### Automatisierung</text:p>
      <text:p text:style-name="Standard"/>
      <text:p text:style-name="Standard">Bestandteil von DevOps ist die größtmögliche Automatisierung des (Software-)Auslieferungsprozesses durch den Einsatz geeigneter Tools und Continuous Delivery. Einfache, repetitive Aufgaben werden automatisiert, und mehr Wert auf menschliche Interaktionen gelegt. Am Ende muss aber immer ein Mehrwert für das Unternehmen entstehen.</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 und derselbe Bugtracker für alle am Prozess beteiligten Teams?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Nicht alle Test können tzeautomatisiert ausgeführt werden. Hier helfen dann Ansätze wie Continuous Testing. </text:p>
      <text:p text:style-name="Standard"/>
      <text:p text:style-name="Standard">##### ITIL</text:p>
      <text:p text:style-name="Standard"/>
      <text:p text:style-name="Standard">ITIL (Information Technology Infrastructure Library) ist ein umfangreiches Framework, welches von vielen großen Unternehmen erfolgreich eingesetzt wird. ITIL bietet viele Werkzeuge, die den Softwareentwicklungsprozess (und dessen Supportprozesse) abbilden können. Besonders bei großen, monolithischen Systemen ist ein Prozess wie ITIL zum managen aller Komponenten und Prozesse sehr nützlich.</text:p>
      <text:p text:style-name="Standard">ITIL ist nicht das selbe wie DevOps, allerdings gibt es für viele Prozesse in ITIL direkte Entsprechungen in DevOps. ITIL ist kein typisches agiles Framework, sondern dient eher zur Organisation von Prozessen in einem Unternehmen und hat damit einen ähnlichen Grundgedanken wie DevOps.</text:p>
      <text:p text:style-name="Standard"/>
      <text:p text:style-name="Standard"/>
      <text:p text:style-name="Standard">## Workflows</text:p>
      <text:p text:style-name="Standard"><text:soft-page-break/></text:p>
      <text:p text:style-name="Standard"><text:tab/></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tab/>Definition und Abgrenzung</text:p>
      <text:p text:style-name="Standard"/>
      <text:p text:style-name="Standard">## Tools</text:p>
      <text:p text:style-name="Standard"/>
      <text:p text:style-name="Standard">### Container</text:p>
      <text:p text:style-name="Standard"/>
      <text:p text:style-name="Standard">Ein bei DevOps sehr häufig genutztes Tool sind Container. (Software-)Container kann man sich vorstellen als ein Image einer Laufzeitumgebung (wie z.b. eines Betriebssystems), welches speziell auf die Software zugeschnitten ist. Für Container kann Virtualisierung eingesetzt werden. Virtualisierung ist allerdings recht ressourcenintensiv, deshalb werden häufig Tools wie der containerd von Linux verwendet, um die vom Container genutzten Ressourcen und die vom Host-Betriebssystem genutzten auf Kernel-Ebene zu trennen. Ein Beispiel für ein solches Tool ist Docker von der Firma Docker Inc.</text:p>
      <text:p text:style-name="Standard">Ein großer Vorteil von Container- (und teilweise auch Virtualisierungs-)umgebungen ist, sie ohne oder ohne größere Änderungen von z.b. einer Testumgebung in eine Produktionsumgebung Umzuziehen. Dies reduziert den Administrationsaufwand erheblich und macht es sehr einfach, die Software zu deployen.</text:p>
      <text:p text:style-name="Standard">Damit alle Plattformen, die Container unterstützen, kompatibel sind und ein Container ohne Anpassungen auf allen Plattformen lauffähig ist, wird Containerisierung von der Cloud Native Computing Foundation unter der Linux Foundation standardisiert. An der Cloud Native Computing Foundation sind viele große IT-Firmen beteiligt, beispielsweise Amazon, Microsoft und Google. Diese Firmen bieten mit AWS, Azure und Google Cloud ähnliche Cloud-Produkte, und über den Standard ist garantiert, dass Container, die bei einem Anbieter lauffähig sind, auch bei einem anderen Anbieter funktioniere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P5">Auch wenn Docker derzeit das bekannteste Containerisierungs-Werkzeug ist, es ist nicht das erste: Die Anfänge der Containerisierung gehen auf das in den 70ern und 80ern entwickelte chroot zurück. Anders als Docker hat chroot die betroffenen Prozesse aber nur auf Benutzerebene voneinander isoliert, während bei Docker einzelne Prozesse in unterschiedlichen Kernel-Namespaces laufen, um größtmögliche Isolation ohne Virtualisierung zu erreichen.</text:p>
      <text:p text:style-name="P6">Docker ist auch nicht das einzige solche Werkzeug. Es existiert eine Vielzahl anderer proprietärer und open-source Lösungen, von denen einige nach ähnlichen Prinzipien aufgebaut sind wie Docker. Docker selbst basierte lange Zeit auf LXC, einer weiteren populären Lösung zur Containerisierung unter Linux.</text:p>
      <text:p text:style-name="Standard"/>
      <text:p text:style-name="Standard"><text:soft-page-break/>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text:span text:style-name="T6">Dazu stehen von Docker erweiternde Werkzeuge zur Verfügung. </text:span>Docker selbst nutzt jedoch keine Virtualisierung, sondern das Linux-Tool containerd zur Trennung von Betriebssystem- und Containerressourcen<text:span text:style-name="T4"> auf Kernel-Ebene</text:span>.<text:span text:style-name="T4"> Das hat den Vorteil, dass im Gegensatz zur Virtualisierung wesentlich weniger Ressourcen reserviert werden müssen und vom Container genutzt werden.</text:span></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text:span text:style-name="T5"> Standardmäßig wird das neueste Layer in einem Image zur Instanziierung verwendet, theoretisch kann aber jedes Layer verwendet werden.</text:span></text:p>
      <text:p text:style-name="Standard"/>
      <text:p text:style-name="Standard">#### Containerisierung vs. Virtualisierung</text:p>
      <text:p text:style-name="Standard"/>
      <text:p text:style-name="P4">![Containerisierung vs. Virtualisierung](./media/<text:span text:style-name="T8">vm_vs_container.png</text:span> "Containerisierung vs. Virtualisierung")</text:p>
      <text:p text:style-name="P4"/>
      <text:p text:style-name="P4">Abbildung <text:span text:style-name="T12">4 </text:span>- Containerisierung vs. Virtualisierung<text:span text:style-name="T8"> </text:span>(Quelle: &lt;a&gt;[[<text:span text:style-name="T8">ROOD16</text:span>]](#ref_<text:span text:style-name="T8">rood16</text:span>)&lt;/a&gt;)</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span text:style-name="T8"> Die obige Grafik soll den Unterschied verdeutlichen: Auf der linken Seite laufen mehrere vollständig voneinander getrennte Betriebssysteme zeitgleich auf einem System, auf der rechten läuft nur ein Betriebssystem und die Anwendung läuft mit ihren Abhängigkeiten in einem Container, der sich Betriebssystemressourcen mit anderen Containern teilt.</text:span></text:p>
      <text:p text:style-name="Standard"/>
      <text:p text:style-name="Standard">Im Falle der Containerisierung hat das zum Vorteil, das Ressourcen besser genutzt werden und der "Overhead" einer containerisierten Anwendung sehr viel geringer ist als der einer virtualisierten Anwendung. Dies erlaubt dem Entwickler, problemlos mehrere containerisierte Anwendungen gleichzeitig laufen zu lassen, was bei der Virtualisierung oft nicht ohne weiteres möglich ist. Docker ist kein System zur Virtualisierung, sondern zur Containerisierung.</text:p>
      <text:p text:style-name="Standard"/>
      <text:p text:style-name="P7">#### Betriebssystem-Container und Anwendungscontainer</text:p>
      <text:p text:style-name="P7"/>
      <text:p text:style-name="P7">Es gibt zwei Arten von Container. Betriebssystem-Container sind Container, in denen wie in einer VM ein vollwertiges Betriebssystem läuft. Jeder Betriebssystem-Container hat ein eigenes <text:soft-page-break/>Dateisystem<text:span text:style-name="T9">, und in jedem Betriebssystem-Container können mehrere Anwendungen laufen. Ein solcher Ansatz wird beispielsweise von LXC verfolgt.</text:span></text:p>
      <text:p text:style-name="P8">Anwendungscontainer funktionieren anders. Anwendungscontainer haben kein eigenes Dateisystem, alle Daten werden außerhalb des Containers gespeichert. Jeder Container ist darauf ausgelegt, eine einzelne Anwendung auszuführen, und die ausgeführte Anwendung kann den Container selber nicht verändern.<text:span text:style-name="T10"> Dieser Ansatz ist schlanker als der der Betriebssystem-Container, allerdings kann die Isolierung vom Host-System auch nicht in gleichem Maße garantiert werden. Docker stellt Anwendungscontainer zur Verfügung.</text:span></text:p>
      <text:p text:style-name="Standard"/>
      <text:p text:style-name="Standard">#### Tools für Docker</text:p>
      <text:p text:style-name="Standard"/>
      <text:p text:style-name="Standard">##### Docker-Hub</text:p>
      <text:p text:style-name="Standard"/>
      <text:p text:style-name="Standard">Docker-Hub ist ein zentrales Repository, welches vorkonfigurierte Dockercontainer bereitstellt und durch die Integration <text:span text:style-name="T6">in</text:span> Docker das Management und die Verteilung von Docker-Images vereinfacht. Docker-Hub ermöglicht es dem Nutzer, jeden Layer des Images, also jeden Versionsstand, als vollwertiges Image zu verwenden. Das macht es sehr einfach, zwischen Versionen zu wechseln beziehungsweise auf dem neuesten Stand zu bleibe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text:span text:style-name="T4">Docker-Laufzeitumgebung</text:span> läuft mit *root*-Rechten, um Zugriff auf sämtliche Betriebssystem-Funktionen zu haben. Die Ressourcen der Anwendung im Container werden <text:span text:style-name="T4">mithilfe von containerd </text:span>allerdings vom Betriebssystem getrennt, und Docker schränkt den Zugriff auf wichtige Systemdateien ein.<text:span text:style-name="T7"> Anders als bei Virtualisierung kann eine vollständige Trennung vom Betriebssystem nicht garantiert werden.</text:span></text:p>
      <text:p text:style-name="Standard"/>
      <text:p text:style-name="Standard"/>
      <text:p text:style-name="Standard">### JIRA</text:p>
      <text:p text:style-name="Standard"/>
      <text:p text:style-name="Standard">JIRA ist eine webbasierte <text:s/>Plattform für Projektmanagement in Softwareteams. Vor allem agile Workflows werden unterstützt, aber eine Anpassung an andere Workflows ist möglich.</text:p>
      <text:p text:style-name="Standard">JIRA als Plattform ist recht umfangreich. Zu den Schritten, die von JIRA unterstützt werden, gehören das Anforderungsmanagement, das Statusmanagement und das Fehlermanagement.</text:p>
      <text:p text:style-name="Standard">Im Anforderungsmanagement werden die Anforderungen an das Softwareprojekt in das System übertragen. Im Statusmanagement wird der aktuelle Fortschritt des Projekts mithilfe der Plattform im Team kommuniziert. JIRA unterstützt agile Workflows wie beispielsweise Scrum, und viele der in Scrum verwendeten Organisations- und Dokumentationsformen werden dabei unterstützt.</text:p>
      <text:p text:style-name="Standard">Schließlich gibt es noch ein Fehlermanagement. Dies ist eigentlich ein klassischer Bugtracker, bei dem Tester gefundene Fehler (Bugs) in Form von Tickets eintragen können. Die Tickets können von weiteren Testern, und auch von den Entwicklern, um Informationen erweitert werden, sodass irgendwann ausreichend Informationen zur Verfügung stehen, um den Fehler zu beheben.</text:p>
      <text:p text:style-name="Standard">Alle Informationen werden in JIRA in Tickets organisiert, die jeder am Projekt beteiligte kommentieren kann.</text:p>
      <text:p text:style-name="Standard"/>
      <text:p text:style-name="Standard">### Jenkins</text:p>
      <text:p text:style-name="Standard"><text:soft-page-break/></text:p>
      <text:p text:style-name="Standard">Jenkins ist ein <text:span text:style-name="T1">serverbasiertes </text:span>CI (Continuous Integration) und Continuous Delivery System<text:span text:style-name="T1">. Jenkins ist open-source und ist darauf ausgelegt, möglichst viel zu automatisieren. Die Jenkins-Software basiert auf Java, es kann aber Quellcode in jeder beliebigen Programmiersprache gebaut un d getestet werde. Der Build- und Testprozess wird über Skripte gesteuert. Wo der zu bauende/testende Quellcode liegt, ist bei Jenkins (fast) egal: Mehrere VCS-Systeme wie Git und SVN werden unterstützt. </text:span></text:p>
      <text:p text:style-name="P1">Mit der Erweiterung Blue Ocean kann Jenkins auch Continuous Delivery. Nach dem CI-Prozess können automatisiert beliebige Tests und Skripte ausgeführt werden. Blue Ocean unterstützt nicht nur sequentielle Pipelines, sondern kann Prozesse auch parallel ausführen. Das heißt, wenn ein Test auf mehreren Plattformen ausgeführt wird, werden die Tests auf allen Plattformen <text:span text:style-name="T3">parallel</text:span> ausgeführt. Wenn ein Test auf einer Plattform fehlschlägt, werden die Tests auf anderen Plattformen nicht beeinflusst.</text:p>
      <text:p text:style-name="P2">Blue Ocean kann mit populären Plattformen wie Github integriert werden. Das heißt, der Quellcode, der als Basis für den CI und Continuous Delivery Prozess dient, wird von Github geholt und das Ergebnis dieser Prozesse wird an Github zurückgemeldet und dort im Projekt angezeigt.</text:p>
      <text:p text:style-name="Standard"/>
      <text:p text:style-name="Standard">#<text:span text:style-name="T2"> </text:span>Quellen</text:p>
      <text:p text:style-name="Standard"/>
      <text:p text:style-name="Standard">&lt;a name=‘ref_pien18‘&gt;[PIEN18]&lt;/a&gt;: Wie DevOps die IT beschleunigen, 2018, Frank Pientka, https://www.computerwoche.de/a/wie-devops-die-it-beschleunigen,3071433 (abgerufen am 28.06.2018)</text:p>
      <text:p text:style-name="Standard"/>
      <text:p text:style-name="Standard">&lt;a name="ref_ravi16"&gt;[RAVI16]&lt;/a&gt;: Practical DevOps, 2016, A. Ravichandran et. al.</text:p>
      <text:p text:style-name="Standard"/>
      <text:p text:style-name="P3"><text:span text:style-name="T7">&lt;a name='ref_rood16'&gt;[ROOD16]&lt;/a&gt;: </text:span>Docker, Microservices And Kubernetes<text:span text:style-name="T7">, 2016, Resa Roodsari</text:span></text:p>
      <text:p text:style-name="Standard"/>
      <text:p text:style-name="Standard">&lt;a name="ref_vero16"&gt;[VERO16]&lt;/a&gt;: Practical DevOps, 2016, Joakim Verona</text:p>
      <text:p text:style-name="Standard"/>
      <text:p text:style-name="Standard">&lt;a name="ref_wolf14"&gt;[WOLF14]&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9T14:38:53.032000000</dc:date>
    <meta:editing-duration>PT2H51M55S</meta:editing-duration>
    <meta:editing-cycles>37</meta:editing-cycles>
    <meta:generator>LibreOffice/6.0.4.2$Windows_X86_64 LibreOffice_project/9b0d9b32d5dcda91d2f1a96dc04c645c450872bf</meta:generator>
    <meta:document-statistic meta:table-count="0" meta:image-count="0" meta:object-count="0" meta:page-count="10" meta:paragraph-count="162" meta:word-count="3244" meta:character-count="25123" meta:non-whitespace-character-count="22015"/>
  </office:meta>
</office:document-meta>
</file>